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ac761"/>
    </style:style>
    <style:style style:name="P2" style:family="paragraph" style:parent-style-name="Standard">
      <style:text-properties officeooo:rsid="001ac761" officeooo:paragraph-rsid="001ac761"/>
    </style:style>
    <style:style style:name="P3" style:family="paragraph" style:parent-style-name="Standard">
      <style:text-properties officeooo:rsid="001ac761" officeooo:paragraph-rsid="001b7e8b"/>
    </style:style>
    <style:style style:name="T1" style:family="text">
      <style:text-properties officeooo:rsid="001ac761"/>
    </style:style>
    <style:style style:name="T2" style:family="text">
      <style:text-properties officeooo:rsid="001b7e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o check the node version</text:span></text:p>
      <text:p text:style-name="P1">node -v</text:p>
      <text:p text:style-name="P1"/>
      <text:p text:style-name="P2">to check the git status</text:p>
      <text:p text:style-name="P2">git status</text:p>
      <text:p text:style-name="P2"/>
      <text:p text:style-name="P2">node app.js</text:p>
      <text:p text:style-name="P2"/>
      <text:p text:style-name="P2">it can show the error if node version is not updated, so need to update the node version:</text:p>
      <text:p text:style-name="P2"/>
      <text:p text:style-name="P2"><text:span text:style-name="T2">1. </text:span>node -v</text:p>
      <text:p text:style-name="P2"><text:span text:style-name="T2">1a. </text:span>npm -v</text:p>
      <text:p text:style-name="P2"/>
      <text:p text:style-name="P2"><text:span text:style-name="T2">2. </text:span>sudo npm install -g n</text:p>
      <text:p text:style-name="P2"/>
      <text:p text:style-name="P3"><text:span text:style-name="T2">3. sudo n &lt;new version to be installed&gt;</text:span></text:p>
      <text:p text:style-name="P3"><text:span text:style-name="T2"><text:s/></text:span>sudo n 8.11.0 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2:06:42.644968216</meta:creation-date>
    <dc:date>2018-11-29T12:23:45.276016204</dc:date>
    <meta:editing-duration>PT7M2S</meta:editing-duration>
    <meta:editing-cycles>1</meta:editing-cycles>
    <meta:document-statistic meta:table-count="0" meta:image-count="0" meta:object-count="0" meta:page-count="1" meta:paragraph-count="12" meta:word-count="57" meta:character-count="264" meta:non-whitespace-character-count="215"/>
    <meta:generator>LibreOffice/6.0.6.2$Linux_X86_64 LibreOffice_project/00m0$Build-2</meta:generator>
  </office:meta>
</office:document-meta>
</file>